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329" officeooo:paragraph-rsid="001dc329"/>
    </style:style>
    <style:style style:name="P2" style:family="paragraph" style:parent-style-name="Standard">
      <style:text-properties officeooo:rsid="001dc329" officeooo:paragraph-rsid="001f630b"/>
    </style:style>
    <style:style style:name="P3" style:family="paragraph" style:parent-style-name="Standard">
      <style:text-properties officeooo:rsid="001dc329" officeooo:paragraph-rsid="00242db2"/>
    </style:style>
    <style:style style:name="P4" style:family="paragraph" style:parent-style-name="Standard">
      <style:text-properties fo:font-size="18pt" officeooo:rsid="001dc329" officeooo:paragraph-rsid="001dc329" style:font-size-asian="18pt" style:font-size-complex="18pt"/>
    </style:style>
    <style:style style:name="P5" style:family="paragraph" style:parent-style-name="Standard">
      <style:text-properties fo:font-size="18pt" officeooo:rsid="001dc329" officeooo:paragraph-rsid="001e86b9" style:font-size-asian="18pt" style:font-size-complex="18pt"/>
    </style:style>
    <style:style style:name="P6" style:family="paragraph" style:parent-style-name="Standard">
      <style:text-properties officeooo:rsid="001e86b9" officeooo:paragraph-rsid="001e86b9"/>
    </style:style>
    <style:style style:name="P7" style:family="paragraph" style:parent-style-name="Standard">
      <style:text-properties officeooo:rsid="001f630b" officeooo:paragraph-rsid="001f630b"/>
    </style:style>
    <style:style style:name="P8" style:family="paragraph" style:parent-style-name="Standard">
      <style:text-properties officeooo:paragraph-rsid="001dc329"/>
    </style:style>
    <style:style style:name="P9" style:family="paragraph" style:parent-style-name="Standard">
      <style:text-properties officeooo:rsid="0020d147" officeooo:paragraph-rsid="0020d147"/>
    </style:style>
    <style:style style:name="P10" style:family="paragraph" style:parent-style-name="Standard">
      <style:text-properties officeooo:rsid="0020d147" officeooo:paragraph-rsid="00265286"/>
    </style:style>
    <style:style style:name="P11" style:family="paragraph" style:parent-style-name="Standard">
      <style:text-properties officeooo:rsid="002278eb" officeooo:paragraph-rsid="002278eb"/>
    </style:style>
    <style:style style:name="P12" style:family="paragraph" style:parent-style-name="Standard">
      <style:text-properties officeooo:rsid="002278eb" officeooo:paragraph-rsid="00265286"/>
    </style:style>
    <style:style style:name="P13" style:family="paragraph" style:parent-style-name="Standard">
      <style:text-properties officeooo:rsid="002278eb" officeooo:paragraph-rsid="0028f347"/>
    </style:style>
    <style:style style:name="P14" style:family="paragraph" style:parent-style-name="Standard">
      <style:text-properties officeooo:rsid="002278eb" officeooo:paragraph-rsid="002ac334"/>
    </style:style>
    <style:style style:name="P15" style:family="paragraph" style:parent-style-name="Standard">
      <style:text-properties officeooo:rsid="002278eb" officeooo:paragraph-rsid="002b60b9"/>
    </style:style>
    <style:style style:name="P16" style:family="paragraph" style:parent-style-name="Standard">
      <style:text-properties officeooo:rsid="00242db2" officeooo:paragraph-rsid="00242db2"/>
    </style:style>
    <style:style style:name="P17" style:family="paragraph" style:parent-style-name="Standard">
      <style:text-properties officeooo:rsid="00265286" officeooo:paragraph-rsid="00265286"/>
    </style:style>
    <style:style style:name="P18" style:family="paragraph" style:parent-style-name="Standard">
      <style:text-properties officeooo:rsid="002d18c0" officeooo:paragraph-rsid="002d18c0"/>
    </style:style>
    <style:style style:name="P19" style:family="paragraph" style:parent-style-name="Standard" style:list-style-name="L1">
      <style:text-properties officeooo:rsid="002d18c0" officeooo:paragraph-rsid="002d18c0"/>
    </style:style>
    <style:style style:name="P20" style:family="paragraph" style:parent-style-name="Standard" style:list-style-name="L1">
      <style:text-properties officeooo:rsid="002e0993" officeooo:paragraph-rsid="002e0993"/>
    </style:style>
    <style:style style:name="P21" style:family="paragraph" style:parent-style-name="Standard" style:list-style-name="L2">
      <style:text-properties officeooo:rsid="00242db2" officeooo:paragraph-rsid="00242db2"/>
    </style:style>
    <style:style style:name="P22" style:family="paragraph" style:parent-style-name="Standard">
      <style:paragraph-properties fo:break-before="page"/>
      <style:text-properties fo:font-size="18pt" officeooo:rsid="001dc329" officeooo:paragraph-rsid="001dc329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f630b" style:font-size-asian="18pt" style:font-size-complex="18pt"/>
    </style:style>
    <style:style style:name="T3" style:family="text">
      <style:text-properties officeooo:rsid="00265286"/>
    </style:style>
    <style:style style:name="T4" style:family="text">
      <style:text-properties officeooo:rsid="002e09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8">General <text:span text:style-name="T4">TODO</text:span> </text:p>
      <text:p text:style-name="P18"/>
      <text:list xml:id="list1107993765" text:style-name="L1">
        <text:list-item>
          <text:p text:style-name="P19">Add an open Curve </text:p>
        </text:list-item>
        <text:list-item>
          <text:p text:style-name="P19">Add line change with individual controllers </text:p>
        </text:list-item>
        <text:list-item>
          <text:p text:style-name="P19">Try to implement an example of the desentralised controller </text:p>
          <text:p text:style-name="P20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2">Control: </text:p>
      <text:p text:style-name="P1"/>
      <text:p text:style-name="Standard">├── controllerMain.py</text:p>
      <text:p text:style-name="Standard">├── ControllerObject</text:p>
      <text:p text:style-name="Standard">│   ├── PathFollowingLPVMPC.py</text:p>
      <text:p text:style-name="Standard">│   └── PathFollowingLPVMPC.pyc</text:p>
      <text:p text:style-name="Standard"/>
      <text:p text:style-name="P7">DONE </text:p>
      <text:p text:style-name="Standard"/>
      <text:p text:style-name="P7">TODO </text:p>
      <text:p text:style-name="P7"/>
      <text:p text:style-name="P1">We need to substitute controllerMain + ControllerObject by its <text:s/>multi agent version, but we can use this codes as a baseline to start programmin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4"><text:soft-page-break/>Data:</text:p>
      <text:p text:style-name="P4"/>
      <text:p text:style-name="Standard">├── data</text:p>
      <text:p text:style-name="Standard">│   ├── OBSERVER_GAIN</text:p>
      <text:p text:style-name="Standard">│   │   ├── Estimator_Gains_HS.mat</text:p>
      <text:p text:style-name="Standard">│   │   ├── LMI_cin.mat</text:p>
      <text:p text:style-name="Standard">│   │   ├── LMI_din.mat</text:p>
      <text:p text:style-name="Standard">│   │   ├── LPV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├── LPV_NV</text:p>
      <text:p text:style-name="Standard">│   │   │   ├── LMI_cin.mat</text:p>
      <text:p text:style-name="Standard">│   │   │   └── LMI_din.mat</text:p>
      <text:p text:style-name="Standard">│   │   ├── LPV_SLAM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├── LPV_UIO</text:p>
      <text:p text:style-name="Standard">│   │   │   ├── Estimator_Gains_HS.mat</text:p>
      <text:p text:style-name="Standard">│   │   │   └── old</text:p>
      <text:p text:style-name="Standard">│   │   ├── ZKF</text:p>
      <text:p text:style-name="Standard">│   │   │   ├── Estimator_Gains_HS.mat</text:p>
      <text:p text:style-name="Standard">│   │   │   └── old</text:p>
      <text:p text:style-name="Standard">│   │   ├── ZKF_SLAM</text:p>
      <text:p text:style-name="Standard">│   │   │   ├── Estimator_Gains_HS.mat</text:p>
      <text:p text:style-name="Standard">│   │   │   └── old</text:p>
      <text:p text:style-name="Standard">│   │   │   <text:s text:c="4"/>└── Estimator_Gains_HS.mat</text:p>
      <text:p text:style-name="Standard">│   │   └── ZKF_UIO</text:p>
      <text:p text:style-name="Standard">│   │   <text:s text:c="4"/>├── Estimator_Gains_HS.mat</text:p>
      <text:p text:style-name="Standard">│   │   <text:s text:c="4"/>└── old</text:p>
      <text:p text:style-name="Standard">│   └── Planner_Refs</text:p>
      <text:p text:style-name="Standard">│   <text:s text:c="4"/>├── GOOD_PLAN_REFS_1_.mat</text:p>
      <text:p text:style-name="Standard">│   <text:s text:c="4"/>├── GOOD_PLAN_REFS_1_OLD.mat</text:p>
      <text:p text:style-name="Standard">│   <text:s text:c="4"/>├── GOOD_PLAN_REFS_2_.mat</text:p>
      <text:p text:style-name="Standard">│   <text:s text:c="4"/>├── GOOD_PLAN_REFS_3_.mat</text:p>
      <text:p text:style-name="Standard">│   <text:s text:c="4"/>├── GOOD_PLAN_REFS_4_.mat</text:p>
      <text:p text:style-name="Standard">│   <text:s text:c="4"/>├── LPV_MPC_PLANNING_1_.mat</text:p>
      <text:p text:style-name="Standard">│   <text:s text:c="4"/>└── NL_vars.mat</text:p>
      <text:p text:style-name="Standard"/>
      <text:p text:style-name="P1">We can get rid of all this IMO </text:p>
      <text:p text:style-name="P1"/>
      <text:p text:style-name="P16">DONE </text:p>
      <text:p text:style-name="P16"/>
      <text:list xml:id="list905512834" text:style-name="L2">
        <text:list-item>
          <text:p text:style-name="P21">Erase observer gains </text:p>
        </text:list-item>
      </text:list>
      <text:p text:style-name="P16"/>
      <text:p text:style-name="P16">TODO </text:p>
      <text:p text:style-name="P16"/>
      <text:p text:style-name="P3"/>
      <text:p text:style-name="P3"/>
      <text:p text:style-name="P1"/>
      <text:p text:style-name="P2"><text:soft-page-break/><text:span text:style-name="T2">Logging</text:span><text:span text:style-name="T1">:</text:span></text:p>
      <text:p text:style-name="P5"/>
      <text:p text:style-name="P6">├── Others</text:p>
      <text:p text:style-name="P6">│   ├── GatherData.py</text:p>
      <text:p text:style-name="P6">│   ├── GatherDataV2.py</text:p>
      <text:p text:style-name="P6">│   ├── OnlineIntegration.py</text:p>
      <text:p text:style-name="P6">│   ├── PlotData.py</text:p>
      <text:p text:style-name="P6">│   ├── PublishDataI.py</text:p>
      <text:p text:style-name="P6">│   ├── PublishDataNPY.py</text:p>
      <text:p text:style-name="P6">│   ├── PublishData.py</text:p>
      <text:p text:style-name="P6">│   ├── PublishDataRef100pista.py</text:p>
      <text:p text:style-name="P6">│   ├── PublishDataRef33pista.py</text:p>
      <text:p text:style-name="P6">│   └── TestRef.py</text:p>
      <text:p text:style-name="P6"/>
      <text:p text:style-name="P9">DONE:</text:p>
      <text:p text:style-name="P9"/>
      <text:p text:style-name="P17">Erase all of it, we can come back if needed </text:p>
      <text:p text:style-name="P7"/>
      <text:p text:style-name="P7">TODO: </text:p>
      <text:p text:style-name="P7"/>
      <text:p text:style-name="P10">Check if any of this scripts are usefu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MISC: </text:p>
      <text:p text:style-name="P11"/>
      <text:p text:style-name="P11">── plannerMain.py</text:p>
      <text:p text:style-name="P11">├── PlannerObject</text:p>
      <text:p text:style-name="P11">│   ├── LPV_MPC_Planner.py</text:p>
      <text:p text:style-name="P11">│   └── LPV_MPC_Planner.pyc</text:p>
      <text:p text:style-name="P11">├── plotCarTrajectory_mod.py</text:p>
      <text:p text:style-name="P11">├── plotCarTrajectory.py</text:p>
      <text:p text:style-name="P11">├── __pycache__</text:p>
      <text:p text:style-name="P11">│   ├── plotCarTrajectory_mod.cpython-36.pyc</text:p>
      <text:p text:style-name="P11">│   └── test_plot.cpython-36-pytest-7.0.1.pyc</text:p>
      <text:p text:style-name="P11">├── stateEstimator.py</text:p>
      <text:p text:style-name="P11">├── test_plot.py</text:p>
      <text:p text:style-name="P11">├── TrajectoryPlanner.py</text:p>
      <text:p text:style-name="P11">├── Utilities</text:p>
      <text:p text:style-name="P11">│   ├── dataStructures.py</text:p>
      <text:p text:style-name="P11">│   ├── dataStructures.pyc</text:p>
      <text:p text:style-name="P11">│   ├── __pycache__</text:p>
      <text:p text:style-name="P11">│   │   ├── test_Map.cpython-36-pytest-7.0.1.pyc</text:p>
      <text:p text:style-name="P11">│   │   └── trackInitialization_mod.cpython-36.pyc</text:p>
      <text:p text:style-name="P11">│   ├── test_Map.py</text:p>
      <text:p text:style-name="P11">│   ├── trackInitialization_mod.py</text:p>
      <text:p text:style-name="P11">│   ├── trackInitialization.py</text:p>
      <text:p text:style-name="P11">│   ├── trackInitialization.pyc</text:p>
      <text:p text:style-name="P11">│   ├── utilities.py</text:p>
      <text:p text:style-name="P11">│   └── utilities.pyc</text:p>
      <text:p text:style-name="P11">└── vehicleSimulator.py</text:p>
      <text:p text:style-name="P11"/>
      <text:p text:style-name="P11">Done: </text:p>
      <text:p text:style-name="P11"/>
      <text:p text:style-name="P12">erase plannerMain.py </text:p>
      <text:p text:style-name="P12"><text:span text:style-name="T3">erased</text:span> Planner object </text:p>
      <text:p text:style-name="P13">update plotCarTrajectory</text:p>
      <text:p text:style-name="P14">update vehicle simulator </text:p>
      <text:p text:style-name="P15">check stateEstimator →<text:span text:style-name="T3"> we can keep it as it has a bipass → erased as we are taking the data from the simulator either clean (pos_info) or polluted with some noise (sensor states)</text:span></text:p>
      <text:p text:style-name="P15"/>
      <text:p text:style-name="P11">TODO: </text:p>
      <text:p text:style-name="P11"/>
      <text:p text:style-name="P11">Update utilities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7:08:19.035726868</meta:creation-date>
    <dc:date>2023-01-31T14:49:52.376677377</dc:date>
    <meta:editing-duration>PT3H43M2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6" meta:paragraph-count="105" meta:word-count="397" meta:character-count="2801" meta:non-whitespace-character-count="2229"/>
  </office:meta>
</office:document-meta>
</file>